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21df" officeooo:paragraph-rsid="001d21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21df" officeooo:paragraph-rsid="001d21d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21df" officeooo:paragraph-rsid="001d21df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normal" officeooo:rsid="001d21df" officeooo:paragraph-rsid="001d21df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underline-style="none" fo:font-weight="normal" officeooo:rsid="001d21df" officeooo:paragraph-rsid="001d21d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21df" officeooo:paragraph-rsid="001d21df" style:font-weight-asian="normal" style:font-weight-complex="normal"/>
    </style:style>
    <style:style style:name="T1" style:family="text">
      <style:text-properties officeooo:rsid="001d2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Ú<text:span text:style-name="T1">daje autora</text:span></text:p>
      <text:p text:style-name="P1"/>
      <text:p text:style-name="P1"/>
      <text:p text:style-name="P2">adresa</text:p>
      <text:p text:style-name="P2">prijimatela</text:p>
      <text:p text:style-name="P6">miesto a dátum</text:p>
      <text:p text:style-name="P7"/>
      <text:p text:style-name="P7"/>
      <text:p text:style-name="P4"/>
      <text:p text:style-name="P4"/>
      <text:p text:style-name="P4"/>
      <text:p text:style-name="P4">Názov úradneho listu</text:p>
      <text:p text:style-name="P4"/>
      <text:p text:style-name="P4"/>
      <text:p text:style-name="P4"/>
      <text:p text:style-name="P7"/>
      <text:p text:style-name="P3">Obsah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ríloha</text:p>
      <text:p text:style-name="P4"/>
      <text:p text:style-name="P5">Meno a podp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04:52.912838182</meta:creation-date>
    <dc:date>2024-03-21T09:08:00.883703399</dc:date>
    <meta:editing-duration>PT3M8S</meta:editing-duration>
    <meta:editing-cycles>1</meta:editing-cycles>
    <meta:document-statistic meta:table-count="0" meta:image-count="0" meta:object-count="0" meta:page-count="1" meta:paragraph-count="8" meta:word-count="15" meta:character-count="88" meta:non-whitespace-character-count="81"/>
    <meta:generator>LibreOffice/7.5.9.2$Linux_X86_64 LibreOffice_project/50$Build-2</meta:generator>
  </office:meta>
</office:document-meta>
</file>